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cted" table:style-name="ta1">
        <table:table-column table-style-name="co1" table:default-cell-style-name="Default"/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63">
            <text:p>63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62">
            <text:p>62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  <table:table-row table:style-name="ro1">
          <table:table-cell office:value-type="float" office:value="61">
            <text:p>61.0000</text:p>
          </table:table-cell>
        </table:table-row>
        <table:table-row table:style-name="ro1">
          <table:table-cell office:value-type="float" office:value="64">
            <text:p>64.0000</text:p>
          </table:table-cell>
        </table:table-row>
      </table:table>
      <table:table table:name="T100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</table:table>
      <table:table table:name="T50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</table:table>
      <table:table table:name="T25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</table:table>
      <table:table table:name="T15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</table:table>
      <table:table table:name="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Tin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</table:table>
      <table:table table:name="Tout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00-00-00</text:date>, <text:time style:data-style-name="N2" text:time-value="17:34:29.024102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32:31.332891032</meta:creation-date>
    <meta:generator>LibreOffice/6.0.3.2$Linux_X86_64 LibreOffice_project/00m0$Build-2</meta:generator>
    <dc:date>2020-02-03T03:46:17.759741551</dc:date>
    <meta:editing-duration>PT5M55S</meta:editing-duration>
    <meta:editing-cycles>2</meta:editing-cycles>
    <meta:document-statistic meta:table-count="8" meta:cell-count="378" meta:object-count="0"/>
  </office:meta>
</office:document-meta>
</file>